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4d6" officeooo:paragraph-rsid="0008d4d6"/>
    </style:style>
    <style:style style:name="P2" style:family="paragraph" style:parent-style-name="Standard">
      <style:text-properties officeooo:rsid="000a91fc" officeooo:paragraph-rsid="000a91fc"/>
    </style:style>
    <style:style style:name="T1" style:family="text">
      <style:text-properties officeooo:rsid="000a9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r test <text:span text:style-name="T1">diff</text:span></text:p>
      <text:p text:style-name="P1"/>
      <text:p text:style-name="P2">this is a test of diffing</text:p>
      <text:p text:style-name="P2">for wri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7:45:48.476151014</meta:creation-date>
    <dc:date>2014-08-14T16:20:50.531199243</dc:date>
    <meta:editing-duration>PT5M54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3" meta:word-count="11" meta:character-count="51" meta:non-whitespace-character-count="43"/>
  </office:meta>
</office:document-meta>
</file>